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0.499cm"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chnikerschule Erlangen</text:p>
          </table:table-cell>
          <table:table-cell table:style-name="Tabelle1.A1" office:value-type="string">
            <text:p text:style-name="P2">Thema: <text:s text:c="2"/>Box Modell, Block – Inline Elemente</text:p>
          </table:table-cell>
          <table:table-cell table:style-name="Tabelle1.C1" office:value-type="string">
            <text:p text:style-name="P2">Datum:</text:p>
          </table:table-cell>
        </table:table-row>
        <table:table-row>
          <table:table-cell table:style-name="Tabelle1.A2" office:value-type="string">
            <text:p text:style-name="P2">Internet Technologie</text:p>
          </table:table-cell>
          <table:table-cell table:style-name="Tabelle1.A2" office:value-type="string">
            <text:p text:style-name="P2">Verzeichnis: 04_Organisation_und_Struktur</text:p>
          </table:table-cell>
          <table:table-cell table:style-name="Tabelle1.C2" office:value-type="string">
            <text:p text:style-name="P2">Schuljahr 2015/16</text:p>
          </table:table-cell>
        </table:table-row>
      </table:table>
      <text:p text:style-name="P1"/>
      <text:p text:style-name="P3"><text:s text:c="8"/><text:tab/>Folgende Dateien stehen Ihnen zur Verfügung:</text:p>
      <text:p text:style-name="P3"/>
      <text:p text:style-name="P7"><text:tab/><text:tab/>index.html </text:p>
      <text:p text:style-name="P4"><text:tab/><text:tab/>hotel.jpg</text:p>
      <text:p text:style-name="P4"><text:tab/><text:tab/>nordseetraum.css</text:p>
      <text:p text:style-name="P4"/>
      <text:p text:style-name="P4"/>
      <text:p text:style-name="P6"><text:tab/>Für die Hotel Webseite sollen folgende Formatierungen vorgenommen werden:</text:p>
      <text:p text:style-name="P3"/>
      <text:list xml:id="list423497617883833912" text:style-name="L1">
        <text:list-item>
          <text:list>
            <text:list-item>
              <text:list>
                <text:list-item>
                  <text:p text:style-name="P9">Die Stylesheet: nordseetraum.css soll verändert werden, um zu erreichen, dass der Text um das Bild fliesst.</text:p>
                  <text:p text:style-name="P9"/>
                </text:list-item>
                <text:list-item>
                  <text:p text:style-name="P9">Die nachfolgende Telefonnummer und Email-Adresse soll unter dem Bild stehen.</text:p>
                  <text:p text:style-name="P9"/>
                </text:list-item>
                <text:list-item>
                  <text:p text:style-name="P9">Begrenzen Sie die Grösse des div und ermöglichen Sie scrollen des div Containers.</text:p>
                  <text:p text:style-name="P9"/>
                </text:list-item>
                <text:list-item>
                  <text:p text:style-name="P9">Verwenden Sie Eigenschaften wie <text:s/>padding oder margin für die Feinarbeit. 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list xml:id="list36552226" text:continue-numbering="true" text:style-name="L1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p text:style-name="P5"/>
      <text:p text:style-name="P1"/>
      <text:p text:style-name="P1"><text:tab/></text:p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4-11-10T12:43:07.98</meta:creation-date>
    <dc:date>2015-10-21T16:37:31.50</dc:date>
    <dc:creator>Yvonne Fitzgerald</dc:creator>
    <meta:editing-duration>PT3H39M18S</meta:editing-duration>
    <meta:editing-cycles>15</meta:editing-cycles>
    <meta:generator>OpenOffice/4.1.1$Win32 OpenOffice.org_project/411m6$Build-9775</meta:generator>
    <meta:document-statistic meta:table-count="1" meta:image-count="0" meta:object-count="0" meta:page-count="1" meta:paragraph-count="19" meta:word-count="87" meta:character-count="670"/>
  </office:meta>
</office:document-meta>
</file>